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Standard" style:list-style-name="L1">
      <style:paragraph-properties fo:text-align="start"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9">
      <style:paragraph-properties fo:text-align="justify" style:justify-single-word="false"/>
    </style:style>
    <style:style style:name="P91" style:family="paragraph" style:parent-style-name="Standard" style:list-style-name="L9">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12">
      <style:paragraph-properties fo:text-align="justify" style:justify-single-word="false"/>
    </style:style>
    <style:style style:name="P98" style:family="paragraph" style:parent-style-name="Standard" style:list-style-name="L12">
      <style:paragraph-properties fo:text-align="justify" style:justify-single-word="false"/>
    </style:style>
    <style:style style:name="P99" style:family="paragraph" style:parent-style-name="Standard" style:list-style-name="L12">
      <style:paragraph-properties fo:text-align="justify" style:justify-single-word="false"/>
    </style:style>
    <style:style style:name="P100" style:family="paragraph" style:parent-style-name="Standard" style:list-style-name="L12">
      <style:paragraph-properties fo:text-align="justify" style:justify-single-word="false"/>
    </style:style>
    <style:style style:name="P101" style:family="paragraph" style:parent-style-name="Standard" style:list-style-name="L12">
      <style:paragraph-properties fo:text-align="justify" style:justify-single-word="false"/>
    </style:style>
    <style:style style:name="P102" style:family="paragraph" style:parent-style-name="Standard" style:list-style-name="L12">
      <style:paragraph-properties fo:text-align="justify" style:justify-single-word="false"/>
    </style:style>
    <style:style style:name="P103" style:family="paragraph" style:parent-style-name="Standard" style:list-style-name="L12">
      <style:paragraph-properties fo:text-align="justify" style:justify-single-word="false"/>
    </style:style>
    <style:style style:name="P104" style:family="paragraph" style:parent-style-name="Standard" style:list-style-name="L13">
      <style:paragraph-properties fo:text-align="justify" style:justify-single-word="false"/>
    </style:style>
    <style:style style:name="P105" style:family="paragraph" style:parent-style-name="Standard" style:list-style-name="L13">
      <style:paragraph-properties fo:text-align="justify" style:justify-single-word="false"/>
    </style:style>
    <style:style style:name="P106" style:family="paragraph" style:parent-style-name="Standard" style:list-style-name="L13">
      <style:paragraph-properties fo:text-align="justify" style:justify-single-word="false"/>
    </style:style>
    <style:style style:name="P107" style:family="paragraph" style:parent-style-name="Standard" style:list-style-name="L13">
      <style:paragraph-properties fo:text-align="justify" style:justify-single-word="false"/>
    </style:style>
    <style:style style:name="P108" style:family="paragraph" style:parent-style-name="Standard" style:list-style-name="L13">
      <style:paragraph-properties fo:text-align="justify" style:justify-single-word="false"/>
    </style:style>
    <style:style style:name="P109" style:family="paragraph" style:parent-style-name="Standard" style:list-style-name="L13">
      <style:paragraph-properties fo:text-align="justify" style:justify-single-word="false"/>
    </style:style>
    <style:style style:name="P110" style:family="paragraph" style:parent-style-name="Standard" style:list-style-name="L14">
      <style:paragraph-properties fo:text-align="justify" style:justify-single-word="false"/>
    </style:style>
    <style:style style:name="P111" style:family="paragraph" style:parent-style-name="Standard" style:list-style-name="L14">
      <style:paragraph-properties fo:text-align="justify" style:justify-single-word="false"/>
    </style:style>
    <style:style style:name="P112" style:family="paragraph" style:parent-style-name="Standard" style:list-style-name="L14">
      <style:paragraph-properties fo:text-align="justify" style:justify-single-word="false"/>
    </style:style>
    <style:style style:name="P113" style:family="paragraph" style:parent-style-name="Standard" style:list-style-name="L13">
      <style:paragraph-properties fo:text-align="justify" style:justify-single-word="false"/>
    </style:style>
    <style:style style:name="P114" style:family="paragraph" style:parent-style-name="Standard" style:list-style-name="L13">
      <style:paragraph-properties fo:text-align="justify" style:justify-single-word="false"/>
    </style:style>
    <style:style style:name="P115" style:family="paragraph" style:parent-style-name="Standard" style:list-style-name="L15">
      <style:paragraph-properties fo:text-align="justify" style:justify-single-word="false"/>
    </style:style>
    <style:style style:name="P116" style:family="paragraph" style:parent-style-name="Standard" style:list-style-name="L15">
      <style:paragraph-properties fo:text-align="justify" style:justify-single-word="false"/>
    </style:style>
    <style:style style:name="P117" style:family="paragraph" style:parent-style-name="Standard" style:list-style-name="L16">
      <style:paragraph-properties fo:text-align="justify" style:justify-single-word="false"/>
    </style:style>
    <style:style style:name="P118" style:family="paragraph" style:parent-style-name="Standard" style:list-style-name="L16">
      <style:paragraph-properties fo:text-align="justify" style:justify-single-word="false"/>
    </style:style>
    <style:style style:name="P119" style:family="paragraph" style:parent-style-name="Standard" style:list-style-name="L16">
      <style:paragraph-properties fo:text-align="justify" style:justify-single-word="false"/>
    </style:style>
    <style:style style:name="P120" style:family="paragraph" style:parent-style-name="Standard" style:list-style-name="L16">
      <style:paragraph-properties fo:text-align="justify" style:justify-single-word="false"/>
    </style:style>
    <style:style style:name="P121" style:family="paragraph" style:parent-style-name="Standard" style:list-style-name="L12">
      <style:paragraph-properties fo:text-align="justify" style:justify-single-word="false"/>
    </style:style>
    <style:style style:name="P122" style:family="paragraph" style:parent-style-name="Standard" style:list-style-name="L16">
      <style:paragraph-properties fo:text-align="justify" style:justify-single-word="false"/>
    </style:style>
    <style:style style:name="P123" style:family="paragraph" style:parent-style-name="Standard" style:list-style-name="L16">
      <style:paragraph-properties fo:text-align="justify" style:justify-single-word="false"/>
    </style:style>
    <style:style style:name="P124" style:family="paragraph" style:parent-style-name="Standard" style:list-style-name="L12">
      <style:paragraph-properties fo:text-align="justify" style:justify-single-word="false"/>
    </style:style>
    <style:style style:name="P125" style:family="paragraph" style:parent-style-name="Standard" style:list-style-name="L16">
      <style:paragraph-properties fo:text-align="justify" style:justify-single-word="false"/>
    </style:style>
    <style:style style:name="P126" style:family="paragraph" style:parent-style-name="Standard" style:list-style-name="L6"/>
    <style:style style:name="P127" style:family="paragraph" style:parent-style-name="Standard" style:list-style-name="L6"/>
    <style:style style:name="P128" style:family="paragraph" style:parent-style-name="Standard" style:list-style-name="L6"/>
    <style:style style:name="P129" style:family="paragraph" style:parent-style-name="Standard" style:list-style-name="L10"/>
    <style:style style:name="P130" style:family="paragraph" style:parent-style-name="Standard" style:list-style-name="L10"/>
    <style:style style:name="P131" style:family="paragraph" style:parent-style-name="Standard" style:list-style-name="L10"/>
    <style:style style:name="P132" style:family="paragraph" style:parent-style-name="Standard" style:list-style-name="L10"/>
    <style:style style:name="P133" style:family="paragraph" style:parent-style-name="Heading_20_3">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2">Структура, под-проекти и пакети<text:tab/>5</text:p>
          <text:p text:style-name="P32">Database Model<text:tab/>7</text:p>
          <text:p text:style-name="P31">Global Unuque Id (GUID)<text:tab/>7</text:p>
          <text:p text:style-name="P31">Data_Object_Types<text:tab/>8</text:p>
          <text:p text:style-name="P31">Data Object Alteration History (do_alteration_history)<text:tab/>9</text:p>
          <text:p text:style-name="P31">Products<text:tab/>9</text:p>
          <text:p text:style-name="P31">Product Categories (product_categories)<text:tab/>11</text:p>
          <text:p text:style-name="P31">Product Suppliers (product_suppliers)<text:tab/>11</text:p>
          <text:p text:style-name="P31">Classifiers<text:tab/>12</text:p>
          <text:p text:style-name="P31">Classifier Applied for Data Object Types (classifier_applied_for_dot)<text:tab/>13</text:p>
          <text:p text:style-name="P31">Classifier Groups (classifier_groups)<text:tab/>13</text:p>
          <text:p text:style-name="P31">Classified Objects (classified_objects)<text:tab/>13</text:p>
          <text:p text:style-name="P31">Warehouses<text:tab/>14</text:p>
          <text:p text:style-name="P31">Warehouse Products (warehouse_products)<text:tab/>14</text:p>
          <text:p text:style-name="P31">Purchase Orders (purchase_orders)<text:tab/>16</text:p>
          <text:p text:style-name="P31">Purchase Order Items (purchase_order_items)<text:tab/>18</text:p>
          <text:p text:style-name="P31">Purchase Order Confirmations (order_confirmations)<text:tab/>18</text:p>
          <text:p text:style-name="P31">Order Confirmation Items (order_confirmation_items)<text:tab/>19</text:p>
          <text:p text:style-name="P31">Delivery Certificates (delivery_certificates)<text:tab/>20</text:p>
          <text:p text:style-name="P31">Delivery Certificate Items (delivery_certificate_items)<text:tab/>21</text:p>
          <text:p text:style-name="P31">Delivery Certificate Serial Numbers (delivery_certificate_serial_numbers)<text:tab/>21</text:p>
          <text:p text:style-name="P31">Delivery Certificate Assignments (delivery_certificate_assignments)<text:tab/>21</text:p>
          <text:p text:style-name="P31">Receipt Certificates (receipt_certificates)<text:tab/>21</text:p>
          <text:p text:style-name="P31">Receipt Certificate Items (receipt_certificate_items)<text:tab/>22</text:p>
          <text:p text:style-name="P31">Receipt Certificate Serial Numbers (receipt_certificate_serial_numbers)<text:tab/>23</text:p>
          <text:p text:style-name="P31">Receipt Certificate Assignments (receipt_certificate_assignments)<text:tab/>23</text:p>
          <text:p text:style-name="P31">Offers<text:tab/>23</text:p>
          <text:p text:style-name="P31">Offer items (offer_items)<text:tab/>23</text:p>
          <text:p text:style-name="P31">Proforma Invoices (proforma_invoices)<text:tab/>23</text:p>
          <text:p text:style-name="P31">Invoices<text:tab/>23</text:p>
          <text:p text:style-name="P31">Invoice Assignments (invoice_assignments)<text:tab/>26</text:p>
          <text:p text:style-name="P31">Invoice Items (invoice_items)<text:tab/>27</text:p>
          <text:p text:style-name="P31">Organizations<text:tab/>28</text:p>
          <text:p text:style-name="P31">Organization Owners (organization_owners)<text:tab/>29</text:p>
          <text:p text:style-name="P31">Organization Managers (organization_managers)<text:tab/>29</text:p>
          <text:p text:style-name="P31">Organization Activities (organization_activities)<text:tab/>29</text:p>
          <text:p text:style-name="P31">Persons<text:tab/>29</text:p>
          <text:p text:style-name="P31">Addresses<text:tab/>30</text:p>
          <text:p text:style-name="P31">Contact Persons (contact_persons)<text:tab/>30</text:p>
          <text:p text:style-name="P31">Communication Contacts (communication_contacts)<text:tab/>30</text:p>
          <text:p text:style-name="P31">Bank Details (bank_details)<text:tab/>31</text:p>
          <text:p text:style-name="P31">Resource Bundle (resource_bundle)<text:tab/>31</text:p>
          <text:p text:style-name="P31">Enumeration Classes (enum_classes)<text:tab/>31</text:p>
          <text:p text:style-name="P31">Countries<text:tab/>31</text:p>
          <text:p text:style-name="P31">Cities<text:tab/>32</text:p>
          <text:p text:style-name="P31">Position Types (position_types)<text:tab/>32</text:p>
          <text:p text:style-name="P31"><text:soft-page-break/>Длъжностна иерархия<text:tab/>33</text:p>
          <text:p text:style-name="P31">Currencies<text:tab/>33</text:p>
          <text:p text:style-name="P31">Currency Exchange Rates<text:tab/>33</text:p>
          <text:p text:style-name="P31">Transport Types<text:tab/>33</text:p>
          <text:p text:style-name="P31">Product Configurations<text:tab/>33</text:p>
          <text:p text:style-name="P31">Users<text:tab/>33</text:p>
          <text:p text:style-name="P31">User Alternation History (users_alteration_history)<text:tab/>34</text:p>
          <text:p text:style-name="P32">JPA Beans<text:tab/>36</text:p>
          <text:p text:style-name="P31">Глобални уникални идентификатори (GUID)<text:tab/>36</text:p>
          <text:p text:style-name="P31">Версии на основните обекти при промяната им<text:tab/>36</text:p>
          <text:p text:style-name="P32">Потребителски графичен интерфейс<text:tab/>37</text:p>
          <text:p text:style-name="P31">Цялостна концепция<text:tab/>37</text:p>
          <text:p text:style-name="P31">Menus &amp; Popup Menus<text:tab/>37</text:p>
          <text:p text:style-name="P32">Модули и Форми<text:tab/>38</text:p>
          <text:p text:style-name="P31">Влизане в системата<text:tab/>38</text:p>
          <text:p text:style-name="P30">Login Form<text:tab/>38</text:p>
          <text:p text:style-name="P30">New Registration Form<text:tab/>38</text:p>
          <text:p text:style-name="P30">Forgotten Password Form<text:tab/>39</text:p>
          <text:p text:style-name="P30">User Management Forms<text:tab/>39</text:p>
          <text:p text:style-name="P31">Contact Book<text:tab/>39</text:p>
          <text:p text:style-name="P30">Persons Form<text:tab/>39</text:p>
          <text:p text:style-name="P30">Organizations Form<text:tab/>40</text:p>
          <text:p text:style-name="P30">Addresses (Branches) Form<text:tab/>40</text:p>
          <text:p text:style-name="P31">Бизснес процеси и документо-поток<text:tab/>40</text:p>
          <text:p text:style-name="P30">Продажба на стоки<text:tab/>40</text:p>
          <text:p text:style-name="P30">Закупуване на стока директно от клиента<text:tab/>41</text:p>
          <text:p text:style-name="P30">Предаване на стока<text:tab/>42</text:p>
          <text:p text:style-name="P30">Плащания от клиенти<text:tab/>42</text:p>
          <text:p text:style-name="P30">Включване на оферти в завяки към доставчици<text:tab/>42</text:p>
          <text:p text:style-name="P30">Заявки към доставчици<text:tab/>42</text:p>
          <text:p text:style-name="P30">Плащания към доставчици<text:tab/>43</text:p>
          <text:p text:style-name="P30">Приемане на стока<text:tab/>43</text:p>
          <text:p text:style-name="P31">Client Callback Mechanism<text:tab/>4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3">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text:soft-page-break/></text:p>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ext:soft-page-break/>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ext:soft-page-break/>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ext:soft-page-break/>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ext:soft-page-break/>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text:soft-page-break/>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text:soft-page-break/>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ext:soft-page-break/>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ext:soft-page-break/>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text:soft-page-break/></text:p>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text:soft-page-break/>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text:soft-page-break/></text:p>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ext:soft-page-break/>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text:soft-page-break/>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ext:soft-page-break/>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7">Вид на връзката с тази организация: Служител, Търговски Клиент, Търговски Пътник, ...</text:p>
        </text:list-item>
        <text:list-item>
          <text:p text:style-name="P4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ext:soft-page-break/>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text:soft-page-break/>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ext:soft-page-break/>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
      <text:p text:style-name="P1"/>
      <text:p text:style-name="P1"><text:soft-page-break/></text:p>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text:soft-page-break/></text:p>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0">Popup Menu Left part (Tree);</text:p>
        </text:list-item>
        <text:list-item>
          <text:p text:style-name="P50">Popup Menu Right part (List/Table or another form);</text:p>
        </text:list-item>
        <text:list-item>
          <text:p text:style-name="P50">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4">Вид на връзката с тази организация: Служител, Търговски Клиент, Търговски Пътник, ...</text:p>
        </text:list-item>
        <text:list-item>
          <text:p text:style-name="P6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126">Форма за одобрение на нова организация;</text:p>
        </text:list-item>
        <text:list-item>
          <text:p text:style-name="P126">Форма за одобрение на членство в организация;</text:p>
        </text:list-item>
        <text:list-item>
          <text:p text:style-name="P126">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7">Business Process Execution Language (BPEL);</text:p>
        </text:list-item>
        <text:list-item>
          <text:p text:style-name="P67">Java Message Service (JMS) API;</text:p>
        </text:list-item>
        <text:list-item>
          <text:p text:style-name="P67">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0">Създаване на оферта от служител на фирмата за клиент А;</text:p>
        </text:list-item>
        <text:list-item>
          <text:p text:style-name="P70">Изпращане на офертата към клиент А (email, факс, принтиране и т.н.);</text:p>
        </text:list-item>
        <text:list-item>
          <text:p text:style-name="P70">Клиента иска промени по офертата. Връщане към точка 1.</text:p>
        </text:list-item>
        <text:list-item>
          <text:p text:style-name="P70">Клиента одобрява офертата.</text:p>
        </text:list-item>
        <text:list-item>
          <text:p text:style-name="P70">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0">В Проформа-Фактурата се определя вида на плащане.</text:p>
        </text:list-item>
        <text:list-item>
          <text:p text:style-name="P70">При авансово плащане (в брой или по банков път):</text:p>
        </text:list-item>
        <text:list-item>
          <text:p text:style-name="P70">Изпращане на Проформа-Фактура към клиент А (email, факс, принтиране и т.н.);</text:p>
        </text:list-item>
        <text:list-item>
          <text:p text:style-name="P70">Складовите количествата се запазват за определен срок;</text:p>
        </text:list-item>
        <text:list-item>
          <text:p text:style-name="P70">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0">Ако се получи плащане, стоката се премества в колона закупена и неполучена стока.</text:p>
        </text:list-item>
        <text:list-item>
          <text:p text:style-name="P70">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0">Стоката се предава на клиента на място, по куриер или друг начин.</text:p>
        </text:list-item>
        <text:list-item>
          <text:p text:style-name="P70">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0">Изпращане на Фактура към клиент А (email, факс, принтиране и т.н.);</text:p>
        </text:list-item>
        <text:list-item>
          <text:p text:style-name="P70">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Стоката се премества в колона закупена и неполучена стока.</text:p>
        </text:list-item>
        <text:list-item>
          <text:p text:style-name="P70">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0">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0">Клиента влиза в системата, чрез потребителското си име и парола;</text:p>
        </text:list-item>
        <text:list-item>
          <text:p text:style-name="P90">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29">Purchase order</text:p>
        </text:list-item>
        <text:list-item>
          <text:p text:style-name="P129">Picking Instruction</text:p>
        </text:list-item>
        <text:list-item>
          <text:p text:style-name="P129">Packing Instruction</text:p>
        </text:list-item>
        <text:list-item>
          <text:p text:style-name="P129">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2">
        <text:list-item>
          <text:p text:style-name="P97">всички продукти и/или продуктови категории;</text:p>
        </text:list-item>
        <text:list-item>
          <text:p text:style-name="P97">продукти за които се очаква доставака;</text:p>
        </text:list-item>
        <text:list-item>
          <text:p text:style-name="P97">продукти от една или повече зададени категории;</text:p>
        </text:list-item>
        <text:list-item>
          <text:p text:style-name="P97">продукти по доставчици;</text:p>
        </text:list-item>
        <text:list-item>
          <text:p text:style-name="P97">продукти по производители;</text:p>
        </text:list-item>
        <text:list-item>
          <text:p text:style-name="P97">залежали продукти които не са продавани за последен период от зададено време;</text:p>
        </text:list-item>
        <text:list-item>
          <text:p text:style-name="P97">продукти чиието количество е под минималното;</text:p>
        </text:list-item>
        <text:list-item>
          <text:p text:style-name="P97">израходвани количества;</text:p>
        </text:list-item>
        <text:list-item>
          <text:p text:style-name="P97">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3">
        <text:list-item>
          <text:p text:style-name="P104">за период от време;</text:p>
        </text:list-item>
        <text:list-item>
          <text:p text:style-name="P104">най-често закупувани стоки;</text:p>
        </text:list-item>
        <text:list-item>
          <text:p text:style-name="P104">подредба на клиенти по финансови обороти независимо от кой клон са пазарували;</text:p>
        </text:list-item>
        <text:list-item>
          <text:p text:style-name="P104">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3">
        <text:list-item>
          <text:p text:style-name="P104">за период от време – дневна, седмична, месечна, зададен от/до период;</text:p>
        </text:list-item>
        <text:list-item>
          <text:p text:style-name="P104">най-често продавани стоки;</text:p>
        </text:list-item>
        <text:list-item>
          <text:p text:style-name="P104">подредба на клонове по финансови обороти;</text:p>
        </text:list-item>
        <text:list-item>
          <text:p text:style-name="P104">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4">
        <text:list-item>
          <text:p text:style-name="P110">най-продавани стоки за определен период от време;</text:p>
        </text:list-item>
        <text:list-item>
          <text:p text:style-name="P110">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110">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5">
        <text:list-item>
          <text:p text:style-name="P115">изобщо или за определен период от време;</text:p>
        </text:list-item>
        <text:list-item>
          <text:p text:style-name="P115">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133"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6">
        <text:list-item>
          <text:p text:style-name="P117">за период от време;</text:p>
        </text:list-item>
        <text:list-item>
          <text:p text:style-name="P117">по доставчик;</text:p>
        </text:list-item>
        <text:list-item>
          <text:p text:style-name="P117">по продукт(и);</text:p>
        </text:list-item>
        <text:list-item>
          <text:p text:style-name="P117">номер на поръчка;</text:p>
        </text:list-item>
        <text:list-item>
          <text:p text:style-name="P117">недоставени и очаквани количества;</text:p>
        </text:list-item>
        <text:list-item>
          <text:p text:style-name="P117">недоставени и отказани количества;</text:p>
        </text:list-item>
        <text:list-item>
          <text:p text:style-name="P117">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text:soft-page-break/>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text:soft-page-break/>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2">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2">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2">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2">Цена по себестойност – това е цената в която към покупната цена се добавят всички разходи като транспорт, мита, данъци и т.н.</text:p>
        </text:list-item>
        <text:list-item>
          <text:p text:style-name="P92">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3">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4-14T21:54:01</dc:date>
    <meta:editing-cycles>1785</meta:editing-cycles>
    <meta:editing-duration>P4DT2H42M11S</meta:editing-duration>
    <meta:user-defined meta:name="Info 1"/>
    <meta:user-defined meta:name="Info 2"/>
    <meta:user-defined meta:name="Info 3"/>
    <meta:user-defined meta:name="Info 4"/>
    <meta:document-statistic meta:table-count="42" meta:image-count="0" meta:object-count="0" meta:page-count="57" meta:paragraph-count="2042" meta:word-count="13472" meta:character-count="85145"/>
  </office:meta>
</office:document-meta>
</file>